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1cm" svg:stroke-color="#33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33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Line_20_Style_20_9" svg:stroke-width="0.051cm" svg:stroke-color="#aea79f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stroke-dash="Ultrafine_20_2_20_Dots_20_3_20_Dashes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stroke="dash" draw:stroke-dash="Line_20_Style_20_9" svg:stroke-width="0.051cm" svg:stroke-color="#3465a4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53cm" svg:height="1.865cm" svg:x="12.891cm" svg:y="10.8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144cm" svg:y1="12.123cm" svg:x2="13.144cm" svg:y2="13.139cm">
          <text:p/>
        </draw:line>
        <draw:line draw:style-name="gr3" draw:text-style-name="P1" draw:layer="layout" svg:x1="7.758cm" svg:y1="4.331cm" svg:x2="7.758cm" svg:y2="12.151cm">
          <text:p/>
        </draw:line>
        <draw:line draw:style-name="gr3" draw:text-style-name="P1" draw:layer="layout" svg:x1="18.934cm" svg:y1="4.331cm" svg:x2="18.934cm" svg:y2="12.151cm">
          <text:p/>
        </draw:line>
        <draw:line draw:style-name="gr3" draw:text-style-name="P1" draw:layer="layout" svg:x1="13.144cm" svg:y1="4.331cm" svg:x2="13.144cm" svg:y2="12.151cm">
          <text:p/>
        </draw:line>
        <draw:line draw:style-name="gr4" draw:text-style-name="P1" draw:layer="layout" svg:x1="18.92cm" svg:y1="10.981cm" svg:x2="7.758cm" svg:y2="11.489cm">
          <text:p/>
        </draw:line>
        <draw:line draw:style-name="gr4" draw:text-style-name="P1" draw:layer="layout" svg:x1="18.96cm" svg:y1="7.127cm" svg:x2="7.798cm" svg:y2="7.635cm">
          <text:p/>
        </draw:line>
        <draw:line draw:style-name="gr4" draw:text-style-name="P1" draw:layer="layout" svg:x1="7.747cm" svg:y1="7.697cm" svg:x2="18.922cm" svg:y2="8.094cm">
          <text:p/>
        </draw:line>
        <draw:line draw:style-name="gr4" draw:text-style-name="P1" draw:layer="layout" svg:x1="7.759cm" svg:y1="11.5cm" svg:x2="18.934cm" svg:y2="11.897cm">
          <text:p/>
        </draw:line>
        <draw:frame draw:style-name="gr5" draw:text-style-name="P2" draw:layer="layout" svg:width="5.334cm" svg:height="0.848cm" svg:x="7.758cm" svg:y="6.771cm">
          <draw:text-box>
            <text:p><text:span text:style-name="T1">getFile(hash[])</text:span></text:p>
          </draw:text-box>
        </draw:frame>
        <draw:frame draw:style-name="gr5" draw:text-style-name="P2" draw:layer="layout" svg:width="5.397cm" svg:height="0.848cm" svg:x="7.747cm" svg:y="7.671cm">
          <draw:text-box>
            <text:p><text:span text:style-name="T1">fd, block-metadata</text:span></text:p>
          </draw:text-box>
        </draw:frame>
        <draw:frame draw:style-name="gr5" draw:text-style-name="P2" draw:layer="layout" svg:width="5.767cm" svg:height="0.848cm" svg:x="13.167cm" svg:y="8.047cm">
          <draw:text-box>
            <text:p><text:span text:style-name="T1">RDMA/read</text:span></text:p>
          </draw:text-box>
        </draw:frame>
        <draw:line draw:style-name="gr2" draw:text-style-name="P1" draw:layer="layout" svg:x1="7.759cm" svg:y1="12.023cm" svg:x2="7.759cm" svg:y2="13.039cm">
          <text:p/>
        </draw:line>
        <draw:frame draw:style-name="gr5" draw:text-style-name="P2" draw:layer="layout" svg:width="5.767cm" svg:height="0.848cm" svg:x="13.168cm" svg:y="10.047cm">
          <draw:text-box>
            <text:p><text:span text:style-name="T1">RDMA/read</text:span></text:p>
          </draw:text-box>
        </draw:frame>
        <draw:frame draw:style-name="gr5" draw:text-style-name="P2" draw:layer="layout" svg:width="5.334cm" svg:height="0.848cm" svg:x="7.81cm" svg:y="10.655cm">
          <draw:text-box>
            <text:p><text:span text:style-name="T1">getBlock(fd, offset)</text:span></text:p>
          </draw:text-box>
        </draw:frame>
        <draw:frame draw:style-name="gr5" draw:text-style-name="P2" draw:layer="layout" svg:width="5.397cm" svg:height="0.848cm" svg:x="7.749cm" svg:y="11.471cm">
          <draw:text-box>
            <text:p><text:span text:style-name="T1">block-metadata</text:span></text:p>
          </draw:text-box>
        </draw:frame>
        <draw:frame draw:style-name="gr6" draw:text-style-name="P3" draw:layer="layout" svg:width="3.81cm" svg:height="1.445cm" svg:x="5.896cm" svg:y="2.901cm">
          <draw:text-box>
            <text:p text:style-name="P1"><text:span text:style-name="T1">Crail Namenode</text:span></text:p>
          </draw:text-box>
        </draw:frame>
        <draw:frame draw:style-name="gr6" draw:text-style-name="P3" draw:layer="layout" svg:width="4.742cm" svg:height="1.445cm" svg:x="10.776cm" svg:y="2.901cm">
          <draw:text-box>
            <text:p text:style-name="P1"><text:span text:style-name="T1">Crail </text:span></text:p>
            <text:p text:style-name="P1"><text:span text:style-name="T1">Storage Node</text:span></text:p>
          </draw:text-box>
        </draw:frame>
        <draw:frame draw:style-name="gr6" draw:text-style-name="P3" draw:layer="layout" svg:width="3.018cm" svg:height="1.445cm" svg:x="17.402cm" svg:y="2.901cm">
          <draw:text-box>
            <text:p text:style-name="P1"><text:span text:style-name="T1">Crail Client</text:span></text:p>
          </draw:text-box>
        </draw:frame>
        <draw:line draw:style-name="gr4" draw:text-style-name="P1" draw:layer="layout" svg:x1="18.921cm" svg:y1="8.881cm" svg:x2="7.759cm" svg:y2="9.389cm">
          <text:p/>
        </draw:line>
        <draw:line draw:style-name="gr4" draw:text-style-name="P1" draw:layer="layout" svg:x1="7.76cm" svg:y1="9.4cm" svg:x2="18.935cm" svg:y2="9.797cm">
          <text:p/>
        </draw:line>
        <draw:frame draw:style-name="gr5" draw:text-style-name="P2" draw:layer="layout" svg:width="5.334cm" svg:height="0.848cm" svg:x="7.811cm" svg:y="8.555cm">
          <draw:text-box>
            <text:p><text:span text:style-name="T1">getBlock(fd, offset)</text:span></text:p>
          </draw:text-box>
        </draw:frame>
        <draw:frame draw:style-name="gr5" draw:text-style-name="P2" draw:layer="layout" svg:width="5.397cm" svg:height="0.848cm" svg:x="7.75cm" svg:y="9.371cm">
          <draw:text-box>
            <text:p><text:span text:style-name="T1">block-metadata</text:span></text:p>
          </draw:text-box>
        </draw:frame>
        <draw:line draw:style-name="gr2" draw:text-style-name="P1" draw:layer="layout" svg:x1="18.944cm" svg:y1="12.123cm" svg:x2="18.944cm" svg:y2="13.139cm">
          <text:p/>
        </draw:line>
        <draw:line draw:style-name="gr4" draw:text-style-name="P1" draw:layer="layout" svg:x1="18.961cm" svg:y1="4.775cm" svg:x2="7.799cm" svg:y2="5.283cm">
          <text:p/>
        </draw:line>
        <draw:line draw:style-name="gr4" draw:text-style-name="P1" draw:layer="layout" svg:x1="7.748cm" svg:y1="5.345cm" svg:x2="18.923cm" svg:y2="5.742cm">
          <text:p/>
        </draw:line>
        <draw:line draw:style-name="gr7" draw:text-style-name="P1" draw:layer="layout" svg:x1="18.936cm" svg:y1="5.865cm" svg:x2="13.146cm" svg:y2="6.128cm">
          <text:p/>
        </draw:line>
        <draw:frame draw:style-name="gr5" draw:text-style-name="P2" draw:layer="layout" svg:width="5.767cm" svg:height="0.848cm" svg:x="13.168cm" svg:y="5.447cm">
          <draw:text-box>
            <text:p><text:span text:style-name="T1">RDMA/write</text:span></text:p>
          </draw:text-box>
        </draw:frame>
        <draw:frame draw:style-name="gr8" draw:text-style-name="P2" draw:layer="layout" svg:width="5.334cm" svg:height="0.848cm" svg:x="7.758cm" svg:y="4.471cm">
          <draw:text-box>
            <text:p><text:span text:style-name="T1">createFile(hash[])</text:span></text:p>
          </draw:text-box>
        </draw:frame>
        <draw:frame draw:style-name="gr5" draw:text-style-name="P2" draw:layer="layout" svg:width="5.397cm" svg:height="0.848cm" svg:x="7.748cm" svg:y="5.371cm">
          <draw:text-box>
            <text:p><text:span text:style-name="T1">fd, block-metadata</text:span></text:p>
          </draw:text-box>
        </draw:frame>
        <draw:custom-shape draw:style-name="gr9" draw:text-style-name="P1" draw:layer="layout" svg:width="0.53cm" svg:height="1.303cm" svg:x="12.89cm" svg:y="10.8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3cm" svg:height="1.303cm" svg:x="18.658cm" svg:y="11.3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3cm" svg:height="1.303cm" svg:x="18.68cm" svg:y="9.3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3cm" svg:height="1.303cm" svg:x="12.891cm" svg:y="8.74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144cm" svg:y1="12.081cm" svg:x2="18.925cm" svg:y2="12.589cm">
          <text:p/>
        </draw:line>
        <draw:line draw:style-name="gr7" draw:text-style-name="P1" draw:layer="layout" svg:x1="13.145cm" svg:y1="10.081cm" svg:x2="18.926cm" svg:y2="10.589cm">
          <text:p/>
        </draw:line>
        <draw:line draw:style-name="gr7" draw:text-style-name="P1" draw:layer="layout" svg:x1="18.935cm" svg:y1="8.518cm" svg:x2="13.145cm" svg:y2="8.781cm">
          <text:p/>
        </draw:line>
        <draw:line draw:style-name="gr7" draw:text-style-name="P1" draw:layer="layout" svg:x1="18.934cm" svg:y1="10.618cm" svg:x2="13.144cm" svg:y2="10.881cm">
          <text:p/>
        </draw:line>
        <draw:line draw:style-name="gr7" draw:text-style-name="P1" draw:layer="layout" svg:x1="13.168cm" svg:y1="6.219cm" svg:x2="18.934cm" svg:y2="6.423cm">
          <text:p/>
        </draw:line>
        <draw:line draw:style-name="gr10" draw:text-style-name="P4" draw:layer="layout" svg:x1="12.891cm" svg:y1="12.359cm" svg:x2="11.938cm" svg:y2="12.613cm">
          <text:p/>
        </draw:line>
        <draw:frame draw:style-name="gr5" draw:text-style-name="P2" draw:layer="layout" svg:width="1.778cm" svg:height="0.848cm" svg:x="10.16cm" svg:y="12.173cm">
          <draw:text-box>
            <text:p><text:span text:style-name="T1">block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0T16:49:48.772813325</meta:creation-date>
    <dc:date>2017-07-20T17:21:28.449499224</dc:date>
    <meta:editing-duration>PT29M52S</meta:editing-duration>
    <meta:editing-cycles>2</meta:editing-cycles>
    <meta:generator>LibreOffice/4.2.8.2$Linux_X86_64 LibreOffice_project/420m0$Build-2</meta:generator>
    <meta:document-statistic meta:object-count="64"/>
  </office:meta>
</office:document-meta>
</file>